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3.25cm"/>
      <style:paragraph-properties style:writing-mode="lr-tb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75cm" svg:height="0.962cm" svg:x="7.75cm" svg:y="1.75cm">
          <draw:text-box>
            <text:p text:style-name="P1"><text:span text:style-name="T1">ENDPOINTS</text:span></text:p>
          </draw:text-box>
        </draw:frame>
        <draw:frame draw:style-name="gr2" draw:text-style-name="P3" draw:layer="layout" svg:width="16.75cm" svg:height="13.76cm" svg:x="2cm" svg:y="4.25cm">
          <draw:text-box>
            <text:p/>
            <text:p>- app.get("/api/topics", getTopics);</text:p>
            <text:p/>
            <text:p>- app.get("/api/articles/:article_id", getArticleById);</text:p>
            <text:p/>
            <text:p>- app.get("/api/articles", getArticles)</text:p>
            <text:p/>
            <text:p>- app.get("/api/users", getUsers);</text:p>
            <text:p/>
            <text:p>- app.get("/api/articles/:article_id/comments", getCommentsByArticleId);</text:p>
            <text:p/>
            <text:p>- app.patch("/api/articles/:article_id", updateArticleById);</text:p>
            <text:p/>
            <text:p>- app.post("/api/articles/:article_id/comments", postCommentByArticleId);</text:p>
            <text:p/>
            <text:p>- app.delete('/api/comments/:comment_id', deleteCommentById);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25T11:13:46.701129593</meta:creation-date>
    <dc:date>2022-07-25T11:19:55.892772838</dc:date>
    <meta:editing-duration>PT6M9S</meta:editing-duration>
    <meta:editing-cycles>1</meta:editing-cycles>
    <meta:document-statistic meta:object-count="2"/>
    <meta:generator>LibreOffice/7.3.4.2$Linux_X86_64 LibreOffice_project/30$Build-2</meta:generator>
  </office:meta>
</office:document-meta>
</file>